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337cm" table:align="left" fo:background-color="#ffffff">
        <style:background-image/>
      </style:table-properties>
    </style:style>
    <style:style style:name="Table1.A" style:family="table-column">
      <style:table-column-properties style:column-width="8.142cm"/>
    </style:style>
    <style:style style:name="Table1.B" style:family="table-column">
      <style:table-column-properties style:column-width="8.195cm"/>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ffffff" fo:padding="0.212cm" fo:border="0.05pt solid #e6e6e6">
        <style:background-image/>
      </style:table-cell-properties>
    </style:style>
    <style:style style:name="P1" style:family="paragraph" style:parent-style-name="Text_20_body">
      <loext:graphic-properties draw:fill="solid" draw:fill-color="#ffffff" draw:opacity="100%"/>
      <style:paragraph-properties fo:margin-left="0cm" fo:margin-right="0cm" fo:margin-top="0cm" fo:margin-bottom="0.661cm" loext:contextual-spacing="false" fo:orphans="2" fo:widows="2" fo:text-indent="0cm" style:auto-text-indent="false" fo:background-color="#ffffff" fo:padding="0cm" fo:border="none"/>
      <style:text-properties fo:font-variant="normal" fo:text-transform="none" fo:color="#414141" style:font-name="Roboto" fo:font-size="12pt" fo:letter-spacing="normal" fo:font-style="normal" fo:font-weight="normal"/>
    </style:style>
    <style:style style:name="P2" style:family="paragraph" style:parent-style-name="Heading_20_4">
      <style:text-properties fo:font-variant="normal" fo:text-transform="none" fo:color="#222222" style:font-name="Roboto" fo:font-size="13.5pt" fo:letter-spacing="normal" fo:font-style="normal" fo:font-weight="bold"/>
    </style:style>
    <style:style style:name="P3" style:family="paragraph" style:parent-style-name="Heading_20_4">
      <loext:graphic-properties draw:fill="solid" draw:fill-color="#ffffff" draw:opacity="100%"/>
      <style:paragraph-properties fo:margin-left="0cm" fo:margin-right="0cm" fo:margin-top="0cm" fo:margin-bottom="0.661cm" loext:contextual-spacing="false" fo:line-height="135%" fo:orphans="2" fo:widows="2" fo:text-indent="0cm" style:auto-text-indent="false" fo:background-color="#ffffff" fo:padding="0cm" fo:border="none"/>
      <style:text-properties fo:font-variant="normal" fo:text-transform="none" fo:color="#222222" style:font-name="Roboto" fo:font-size="13.5pt" fo:letter-spacing="normal" fo:font-style="normal" fo:font-weight="bold"/>
    </style:style>
    <style:style style:name="P4" style:family="paragraph" style:parent-style-name="Table_20_Contents">
      <style:paragraph-properties fo:margin-left="0cm" fo:margin-right="0cm" fo:margin-top="0cm" fo:margin-bottom="0cm" loext:contextual-spacing="false" fo:text-indent="0cm" style:auto-text-indent="false"/>
    </style:style>
    <style:style style:name="P5" style:family="paragraph" style:parent-style-name="Table_20_Contents">
      <style:paragraph-properties fo:margin-left="0cm" fo:margin-right="0cm" fo:margin-top="0cm" fo:margin-bottom="0cm" loext:contextual-spacing="false" fo:text-indent="0cm" style:auto-text-indent="false"/>
      <style:text-properties fo:font-size="10.5pt"/>
    </style:style>
    <style:style style:name="P6" style:family="paragraph" style:parent-style-name="Table_20_Contents">
      <style:paragraph-properties fo:margin-top="0cm" fo:margin-bottom="0cm" loext:contextual-spacing="false"/>
      <style:text-properties fo:font-size="10.5pt"/>
    </style:style>
    <style:style style:name="T1" style:family="text">
      <style:text-properties fo:font-size="10.5pt"/>
    </style:style>
    <style:style style:name="T2" style:family="text">
      <style:text-properties fo:font-size="7.5pt" fo:background-color="transparent" loext:char-shading-value="0" loext:padding="0cm" loext:border="none"/>
    </style:style>
    <style:style style:name="T3" style:family="text">
      <style:text-properties officeooo:rsid="00106daf"/>
    </style:style>
    <style:style style:name="T4" style:family="text">
      <style:text-properties officeooo:rsid="00123f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4">Q<text:span text:style-name="T3">1</text:span>) What is Git and explain the difference between Git and SVN?</text:h>
      <text:p text:style-name="P1">Git is a source code management (SCM) tool which handles small as well as large projects with efficiency. It is basically used to store our repositories in remote server such as GitHub.</text:p>
      <table:table table:name="Table1" table:style-name="Table1">
        <table:table-column table:style-name="Table1.A"/>
        <table:table-column table:style-name="Table1.B"/>
        <table:table-row table:style-name="Table1.1">
          <table:table-cell table:style-name="Table1.A1" office:value-type="string">
            <text:p text:style-name="P4">      <text:span text:style-name="T1">GIT</text:span></text:p>
          </table:table-cell>
          <table:table-cell table:style-name="Table1.A1" office:value-type="string">
            <text:p text:style-name="P5">SVN</text:p>
          </table:table-cell>
        </table:table-row>
        <table:table-row table:style-name="Table1.1">
          <table:table-cell table:style-name="Table1.A1" office:value-type="string">
            <text:p text:style-name="P5">Git is a Decentralized Version Control Tool</text:p>
          </table:table-cell>
          <table:table-cell table:style-name="Table1.A1" office:value-type="string">
            <text:p text:style-name="P5">SVN is a Centralized Version Control Tool</text:p>
          </table:table-cell>
        </table:table-row>
        <table:table-row table:style-name="Table1.1">
          <table:table-cell table:style-name="Table1.A1" office:value-type="string">
            <text:p text:style-name="P5">Git contains the local repo as well as the full history of the whole project on all the developers hard drive, so if there is a server outage , you can easily do recovery from your team mates local git repo.</text:p>
          </table:table-cell>
          <table:table-cell table:style-name="Table1.A1" office:value-type="string">
            <text:p text:style-name="P5">SVN relies only on the central server to store all the versions of the project file</text:p>
          </table:table-cell>
        </table:table-row>
        <table:table-row table:style-name="Table1.1">
          <table:table-cell table:style-name="Table1.A1" office:value-type="string">
            <text:p text:style-name="P5">Push and pull operations are fast</text:p>
          </table:table-cell>
          <table:table-cell table:style-name="Table1.A1" office:value-type="string">
            <text:p text:style-name="P5">Push and pull operations are slower compared to Git</text:p>
          </table:table-cell>
        </table:table-row>
        <table:table-row table:style-name="Table1.1">
          <table:table-cell table:style-name="Table1.A1" office:value-type="string">
            <text:p text:style-name="P5">It belongs to 3<text:span text:style-name="T2">rd</text:span> generation Version Control Tool</text:p>
          </table:table-cell>
          <table:table-cell table:style-name="Table1.A1" office:value-type="string">
            <text:p text:style-name="P5">It belongs to 2<text:span text:style-name="T2">nd</text:span> generation Version Control tools</text:p>
          </table:table-cell>
        </table:table-row>
        <table:table-row table:style-name="Table1.1">
          <table:table-cell table:style-name="Table1.A1" office:value-type="string">
            <text:p text:style-name="P5">Client nodes can share the entire repositories on their local system</text:p>
          </table:table-cell>
          <table:table-cell table:style-name="Table1.A1" office:value-type="string">
            <text:p text:style-name="P5">Version history is stored on server-side repository</text:p>
          </table:table-cell>
        </table:table-row>
        <table:table-row table:style-name="Table1.1">
          <table:table-cell table:style-name="Table1.A1" office:value-type="string">
            <text:p text:style-name="P5">Commits can be done offline too</text:p>
          </table:table-cell>
          <table:table-cell table:style-name="Table1.A1" office:value-type="string">
            <text:p text:style-name="P5">Commits can be done only online</text:p>
          </table:table-cell>
        </table:table-row>
        <table:table-row table:style-name="Table1.1">
          <table:table-cell table:style-name="Table1.A1" office:value-type="string">
            <text:p text:style-name="P5">Work are shared automatically by commit</text:p>
          </table:table-cell>
          <table:table-cell table:style-name="Table1.A1" office:value-type="string">
            <text:p text:style-name="P6">Nothing is shared automatically</text:p>
          </table:table-cell>
        </table:table-row>
      </table:table>
      <text:h text:style-name="P3" text:outline-level="4"/>
      <text:h text:style-name="P3" text:outline-level="4">Q<text:span text:style-name="T3">2</text:span>) what language is used in Git?</text:h>
      <text:p text:style-name="P1">Git is written in C language, and since its written in C language its very fast and reduces the overhead of runtimes.</text:p>
      <text:h text:style-name="P3" text:outline-level="4">Q<text:span text:style-name="T3">3</text:span>) what is SubGit?</text:h>
      <text:p text:style-name="P1">SubGit is a tool for migrating SVN to Git. It creates a writable Git mirror of a local or remote Subversion repository and uses both Subversion and Git if you like.</text:p>
      <text:h text:style-name="P2" text:outline-level="4">Q<text:span text:style-name="T4">4</text:span>) Explain the difference between git pull and git fetch?</text:h>
      <text:p text:style-name="P1">Git pull command basically pulls any new changes or commits from a branch from your central repository and updates your target branch in your local repository.</text:p>
      <text:p text:style-name="P1">Git fetch is also used for the same purpose, but its slightly different form Git pull. When you trigger a git fetch, it pulls all new commits from the desired <text:soft-page-break/>branch and stores it in a new branch in your local repository. If we want to reflect these changes in your target branch, git fetch must be followed with a git merge. Our target branch will only be updated after merging the target branch and fetched branch. Just to make it easy for us, remember the equation below:</text:p>
      <text:p text:style-name="P1">Git pull = git fetch + git merge</text:p>
      <text:h text:style-name="P3" text:outline-level="4">Q<text:span text:style-name="T4">5</text:span>) How do we know in Git if a branch has already been merged into master?</text:h>
      <text:p text:style-name="P1">git branch –merged</text:p>
      <text:p text:style-name="P1">The above command lists the branches that have been merged into the current branch.</text:p>
      <text:p text:style-name="P1">git branch –no-merged</text:p>
      <text:p text:style-name="P1">this command lists the branches that have not been merged.</text:p>
      <text:h text:style-name="P3" text:outline-level="4">Q<text:span text:style-name="T4">6</text:span>) What is ‘Staging Area’ or ‘Index’ in GIT?</text:h>
      <text:p text:style-name="P1">Before committing a file, it must be formatted and reviewed in an intermediate area known as ‘Staging Area’ or ‘Indexing Area’.</text:p>
      <text:p text:style-name="P1">#git add &lt;file_name&gt;</text:p>
      <text:h text:style-name="P3" text:outline-level="4"><text:span text:style-name="T4">Q7</text:span>) What is Git Stash?</text:h>
      <text:p text:style-name="P1">Let’s say you’ve been working on part of your project, things are in a messy state and you want to switch branches for some time to work on something else. The problem is, you don’t want to do a commit of your half-done work just, so you can get back to this point later. The answer to this issue is Git stash.</text:p>
      <text:p text:style-name="P1">Git Stashing takes your working directory that is, your modified tracked files and staged changes and saves it on a stack of unfinished changes that you can reapply at any time.</text:p>
      <text:h text:style-name="P3" text:outline-level="4"><text:soft-page-break/>Q<text:span text:style-name="T4">8</text:span>) What is Git stash drop?</text:h>
      <text:p text:style-name="P1">Git ‘stash drop’ command is basically used to remove the stashed item. It will basically remove the last added stash item by default, and it can also remove a specific item if you include it as an argument.</text:p>
      <text:p text:style-name="P1">I have provided an example below:</text:p>
      <text:p text:style-name="P1">If you want to remove any particular stash item from the list of stashed items you can use the below commands:</text:p>
      <text:p text:style-name="P1">git stash list: It will display the list of stashed items as follows:</text:p>
      <text:p text:style-name="P1">stash@{0}: WIP on master: 049d080 added the index file</text:p>
      <text:p text:style-name="P1">stash@{1}: WIP on master: c265351 Revert “added files”</text:p>
      <text:p text:style-name="P1">stash@{2}: WIP on master: 13d80a5 added number to log</text:p>
      <text:h text:style-name="P3" text:outline-level="4">Q<text:span text:style-name="T4">9</text:span>) What is the function of ‘git config’?</text:h>
      <text:p text:style-name="P1">Git uses our username to associate commits with an identity. The git config command can be used to change our Git configuration, including your username.</text:p>
      <text:p text:style-name="P1">Suppose you want to give a username and email id to associate commit with an identity so that you can know who has made a commit. For that I will use:</text:p>
      <text:p text:style-name="P1">git config –global user.name “Your Name”: This command will add your username.</text:p>
      <text:p text:style-name="P1">git config –global user.email “Your E-mail Address”: This command will add your email id.</text:p>
      <text:h text:style-name="P3" text:outline-level="4">Q<text:span text:style-name="T4">10</text:span>) How can you create a repository in Git?</text:h>
      <text:p text:style-name="P1">To create a repository, you must create a directory for the project if it does not exist, then run command “git init”. By running this command .git directory will be created inside the project directory.</text:p>
      <text:h text:style-name="P3" text:outline-level="4"><text:soft-page-break/>Q<text:span text:style-name="T4">11</text:span>) Describe the branching strategies you have used?</text:h>
      <text:p text:style-name="P1">Generally, they ask this question to understand your branching knowledge</text:p>
      <text:p text:style-name="P1">Feature branching</text:p>
      <text:p text:style-name="P1">This model keeps all the changes for a feature inside of a branch. When the feature branch is fully tested and validated by automated tests, the branch is then merged into master.</text:p>
      <text:p text:style-name="P1">Task branching</text:p>
      <text:p text:style-name="P1">In this task branching model each task is implemented on its own branch with the task key included in the branch name. It is quite easy to see which code implements which task, just look for the task key in the branch name.</text:p>
      <text:p text:style-name="P1">Release branching</text:p>
      <text:p text:style-name="P1">Once the develop branch has acquired enough features for a release, then we can clone that branch to form a Release branch. Creating this release branch starts the next release cycle, so no new features can be added after this point, only bug fixes, documentation generation, and other release-oriented tasks should go in this branch. Once it’s ready to ship, the release gets merged into master and then tagged with a version number. In addition, it should be merged back into develop branch, which may have progressed since the release was initiated earli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13:35:15.672172958</meta:creation-date>
    <dc:date>2019-09-14T14:05:06.850567675</dc:date>
    <meta:editing-duration>PT29M53S</meta:editing-duration>
    <meta:editing-cycles>2</meta:editing-cycles>
    <meta:generator>LibreOffice/6.0.7.3$Linux_X86_64 LibreOffice_project/00m0$Build-3</meta:generator>
    <meta:document-statistic meta:table-count="1" meta:image-count="0" meta:object-count="0" meta:page-count="4" meta:paragraph-count="60" meta:word-count="997" meta:character-count="5578" meta:non-whitespace-character-count="4635"/>
  </office:meta>
</office:document-meta>
</file>